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765cm"/>
    </style:style>
    <style:style style:name="co2" style:family="table-column">
      <style:table-column-properties fo:break-before="auto" style:column-width="4.00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工作表1" table:style-name="ta1">
        <table:table-column table:style-name="co1" table:default-cell-style-name="ce2"/>
        <table:table-column table:style-name="co2" table:default-cell-style-name="ce3"/>
        <table:table-column table:style-name="co3" table:number-columns-repeated="5" table:default-cell-style-name="ce3"/>
        <table:table-row table:style-name="ro1">
          <table:table-cell table:style-name="ce1" office:value-type="string">
            <text:p>消息代号</text:p>
          </table:table-cell>
          <table:table-cell table:style-name="ce1" office:value-type="string">
            <text:p>消息说明</text:p>
          </table:table-cell>
          <table:table-cell table:style-name="ce1" office:value-type="string">
            <text:p>发出者</text:p>
          </table:table-cell>
          <table:table-cell table:style-name="ce1" office:value-type="string">
            <text:p>监听者</text:p>
          </table:table-cell>
          <table:table-cell table:style-name="ce1" office:value-type="string">
            <text:p>指针参数</text:p>
          </table:table-cell>
          <table:table-cell table:style-name="ce1" office:value-type="string">
            <text:p>整形参数</text:p>
          </table:table-cell>
          <table:table-cell table:style-name="ce1" office:value-type="string">
            <text:p>字符串参数</text:p>
          </table:table-cell>
        </table:table-row>
        <table:table-row table:style-name="ro1">
          <table:table-cell office:value-type="string">
            <text:p>TYPE_DEBUG</text:p>
          </table:table-cell>
          <table:table-cell office:value-type="string">
            <text:p>仅用于调试程序，作为控制台的输出。</text:p>
          </table:table-cell>
          <table:table-cell office:value-type="string">
            <text:p>任意</text:p>
          </table:table-cell>
          <table:table-cell office:value-type="string">
            <text:p>调试窗口</text:p>
          </table:table-cell>
          <table:table-cell table:number-columns-repeated="2" office:value-type="string">
            <text:p>无</text:p>
          </table:table-cell>
          <table:table-cell office:value-type="string">
            <text:p>任意内容</text:p>
          </table:table-cell>
        </table:table-row>
        <table:table-row table:style-name="ro1">
          <table:table-cell office:value-type="string">
            <text:p>TYPE_MAINWINDOW_OPEN</text:p>
          </table:table-cell>
          <table:table-cell office:value-type="string">
            <text:p>主窗口开启，无实际意义。</text:p>
          </table:table-cell>
          <table:table-cell office:value-type="string">
            <text:p>主窗口</text:p>
          </table:table-cell>
          <table:table-cell office:value-type="string">
            <text:p>任意</text:p>
          </table:table-cell>
          <table:table-cell table:number-columns-repeated="3" office:value-type="string">
            <text:p>无</text:p>
          </table:table-cell>
        </table:table-row>
        <table:table-row table:style-name="ro1">
          <table:table-cell office:value-type="string">
            <text:p>TYPE_MAINWINDOW_TRYCLOSE</text:p>
          </table:table-cell>
          <table:table-cell office:value-type="string">
            <text:p>尝试关闭主窗口。</text:p>
          </table:table-cell>
          <table:table-cell office:value-type="string">
            <text:p>任意</text:p>
          </table:table-cell>
          <table:table-cell office:value-type="string">
            <text:p>主窗口</text:p>
          </table:table-cell>
          <table:table-cell table:number-columns-repeated="3" office:value-type="string">
            <text:p>无</text:p>
          </table:table-cell>
        </table:table-row>
        <table:table-row table:style-name="ro1">
          <table:table-cell office:value-type="string">
            <text:p>TYPE_MAINWINDOW_CLOSE</text:p>
          </table:table-cell>
          <table:table-cell office:value-type="string">
            <text:p>彻底关闭主窗口。</text:p>
          </table:table-cell>
          <table:table-cell office:value-type="string">
            <text:p>编辑器窗口</text:p>
          </table:table-cell>
          <table:table-cell office:value-type="string">
            <text:p>主窗口</text:p>
          </table:table-cell>
          <table:table-cell table:number-columns-repeated="3" office:value-type="string">
            <text:p>无</text:p>
          </table:table-cell>
        </table:table-row>
        <table:table-row table:style-name="ro1">
          <table:table-cell office:value-type="string">
            <text:p>TYPE_EDITOR_TYPE</text:p>
          </table:table-cell>
          <table:table-cell office:value-type="string">
            <text:p>当前编辑器类型。</text:p>
          </table:table-cell>
          <table:table-cell office:value-type="string">
            <text:p>编辑器窗口</text:p>
          </table:table-cell>
          <table:table-cell office:value-type="string">
            <text:p>工具栏、属性栏</text:p>
          </table:table-cell>
          <table:table-cell office:value-type="string">
            <text:p>无</text:p>
          </table:table-cell>
          <table:table-cell office:value-type="string">
            <text:p>编辑器的类型</text:p>
          </table:table-cell>
          <table:table-cell office:value-type="string">
            <text:p>无</text:p>
          </table:table-cell>
        </table:table-row>
        <table:table-row table:style-name="ro1">
          <table:table-cell office:value-type="string">
            <text:p>TYPE_EDITOR_SELECTION</text:p>
          </table:table-cell>
          <table:table-cell office:value-type="string">
            <text:p>当前编辑器选择的内容。</text:p>
          </table:table-cell>
          <table:table-cell office:value-type="string">
            <text:p>编辑器</text:p>
          </table:table-cell>
          <table:table-cell office:value-type="string">
            <text:p>属性栏</text:p>
          </table:table-cell>
          <table:table-cell office:value-type="string">
            <text:p>选择内容的指针</text:p>
          </table:table-cell>
          <table:table-cell table:number-columns-repeated="2" office:value-type="string">
            <text:p>无</text:p>
          </table:table-cell>
        </table:table-row>
        <table:table-row table:style-name="ro1">
          <table:table-cell office:value-type="string">
            <text:p>TYPE_EDITOR_NEW</text:p>
          </table:table-cell>
          <table:table-cell office:value-type="string">
            <text:p>新增编辑器。</text:p>
          </table:table-cell>
          <table:table-cell office:value-type="string">
            <text:p>主菜单</text:p>
          </table:table-cell>
          <table:table-cell office:value-type="string">
            <text:p>编辑器窗口</text:p>
          </table:table-cell>
          <table:table-cell table:number-columns-repeated="3" office:value-type="string">
            <text:p>无</text:p>
          </table:table-cell>
        </table:table-row>
        <table:table-row table:style-name="ro1">
          <table:table-cell office:value-type="string">
            <text:p>TYPE_EDITOR_OPEN</text:p>
          </table:table-cell>
          <table:table-cell office:value-type="string">
            <text:p>打开可以编辑的文件。</text:p>
          </table:table-cell>
          <table:table-cell office:value-type="string">
            <text:p>主菜单</text:p>
          </table:table-cell>
          <table:table-cell office:value-type="string">
            <text:p>编辑器窗口</text:p>
          </table:table-cell>
          <table:table-cell table:number-columns-repeated="2" office:value-type="string">
            <text:p>无</text:p>
          </table:table-cell>
          <table:table-cell table:style-name="Default" office:value-type="string">
            <text:p>无</text:p>
          </table:table-cell>
        </table:table-row>
        <table:table-row table:style-name="ro1">
          <table:table-cell office:value-type="string">
            <text:p>TYPE_EDITOR_OPEN_EXIST</text:p>
          </table:table-cell>
          <table:table-cell office:value-type="string">
            <text:p>打开确定已有的文件。</text:p>
          </table:table-cell>
          <table:table-cell office:value-type="string">
            <text:p>编辑器</text:p>
          </table:table-cell>
          <table:table-cell office:value-type="string">
            <text:p>编辑器窗口</text:p>
          </table:table-cell>
          <table:table-cell table:number-columns-repeated="2" office:value-type="string">
            <text:p>无</text:p>
          </table:table-cell>
          <table:table-cell office:value-type="string">
            <text:p>文件的地址</text:p>
          </table:table-cell>
        </table:table-row>
        <table:table-row table:style-name="ro1">
          <table:table-cell office:value-type="string">
            <text:p>TYPE_EDITOR_CLOSE</text:p>
          </table:table-cell>
          <table:table-cell office:value-type="string">
            <text:p>关闭当前编辑器。</text:p>
          </table:table-cell>
          <table:table-cell office:value-type="string">
            <text:p>主菜单</text:p>
          </table:table-cell>
          <table:table-cell office:value-type="string">
            <text:p>编辑器窗口</text:p>
          </table:table-cell>
          <table:table-cell table:number-columns-repeated="3" office:value-type="string">
            <text:p>无</text:p>
          </table:table-cell>
        </table:table-row>
        <table:table-row table:style-name="ro1">
          <table:table-cell office:value-type="string">
            <text:p>TYPE_EDITOR_CLOSEALL</text:p>
          </table:table-cell>
          <table:table-cell office:value-type="string">
            <text:p>关闭所有编辑器。</text:p>
          </table:table-cell>
          <table:table-cell office:value-type="string">
            <text:p>主菜单</text:p>
          </table:table-cell>
          <table:table-cell office:value-type="string">
            <text:p>编辑器窗口</text:p>
          </table:table-cell>
          <table:table-cell table:number-columns-repeated="3" office:value-type="string">
            <text:p>无</text:p>
          </table:table-cell>
        </table:table-row>
        <table:table-row table:style-name="ro1">
          <table:table-cell office:value-type="string">
            <text:p>TYPE_EDITOR_SAVE</text:p>
          </table:table-cell>
          <table:table-cell office:value-type="string">
            <text:p>保存当前编辑器。</text:p>
          </table:table-cell>
          <table:table-cell office:value-type="string">
            <text:p>主菜单</text:p>
          </table:table-cell>
          <table:table-cell office:value-type="string">
            <text:p>编辑器窗口</text:p>
          </table:table-cell>
          <table:table-cell table:number-columns-repeated="3" office:value-type="string">
            <text:p>无</text:p>
          </table:table-cell>
        </table:table-row>
        <table:table-row table:style-name="ro1">
          <table:table-cell office:value-type="string">
            <text:p>TYPE_EDITOR_SAVEALL</text:p>
          </table:table-cell>
          <table:table-cell office:value-type="string">
            <text:p>保存所有编辑器。</text:p>
          </table:table-cell>
          <table:table-cell office:value-type="string">
            <text:p>主菜单</text:p>
          </table:table-cell>
          <table:table-cell office:value-type="string">
            <text:p>编辑器窗口</text:p>
          </table:table-cell>
          <table:table-cell table:number-columns-repeated="3" office:value-type="string">
            <text:p>无</text:p>
          </table:table-cell>
        </table:table-row>
        <table:table-row table:style-name="ro1">
          <table:table-cell office:value-type="string">
            <text:p>TYPE_EDITOR_SAVEAS</text:p>
          </table:table-cell>
          <table:table-cell office:value-type="string">
            <text:p>另存为当前编辑器内容。</text:p>
          </table:table-cell>
          <table:table-cell office:value-type="string">
            <text:p>主菜单</text:p>
          </table:table-cell>
          <table:table-cell office:value-type="string">
            <text:p>编辑器窗口</text:p>
          </table:table-cell>
          <table:table-cell table:number-columns-repeated="3" office:value-type="string">
            <text:p>无</text:p>
          </table:table-cell>
        </table:table-row>
        <table:table-row table:style-name="ro1">
          <table:table-cell office:value-type="string">
            <text:p>TYPE_EDITOR_ANALYSIS</text:p>
          </table:table-cell>
          <table:table-cell office:value-type="string">
            <text:p>进行数值分析。</text:p>
          </table:table-cell>
          <table:table-cell office:value-type="string">
            <text:p>主菜单</text:p>
          </table:table-cell>
          <table:table-cell office:value-type="string">
            <text:p>编辑器窗口</text:p>
          </table:table-cell>
          <table:table-cell table:number-columns-repeated="3" office:value-type="string">
            <text:p>无</text:p>
          </table:table-cell>
        </table:table-row>
        <table:table-row table:style-name="ro2">
          <table:table-cell office:value-type="string">
            <text:p>TYPE_TOOL_SELECTION</text:p>
          </table:table-cell>
          <table:table-cell office:value-type="string">
            <text:p>选择当前编辑器的工具。</text:p>
          </table:table-cell>
          <table:table-cell office:value-type="string">
            <text:p>工具栏</text:p>
          </table:table-cell>
          <table:table-cell office:value-type="string">
            <text:p>编辑器窗口</text:p>
          </table:table-cell>
          <table:table-cell table:number-columns-repeated="3" office:value-type="string">
            <text:p>无</text:p>
          </table:table-cell>
        </table:table-row>
      </table:table>
      <table:named-expressions>
        <table:named-range table:name="HTML_1" table:base-cell-address="$工作表1.$A$1" table:cell-range-address=".$A$1:.$G$17"/>
        <table:named-range table:name="HTML_all" table:base-cell-address="$工作表1.$A$1" table:cell-range-address=".$A$1:.$G$17"/>
        <table:named-range table:name="HTML_tables" table:base-cell-address="$工作表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31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yberZHG </meta:initial-creator>
    <meta:creation-date>2013-03-23T16:26:50</meta:creation-date>
    <dc:date>2013-03-31T22:05:23</dc:date>
    <dc:creator>CyberZHG </dc:creator>
    <meta:document-statistic meta:table-count="1" meta:cell-count="119" meta:object-count="0"/>
    <meta:generator>LibreOffice/3.5$Linux_x86 LibreOffice_project/350m1$Build-2</meta:generator>
  </office:meta>
</office:document-meta>
</file>